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/>
    <style:font-face style:name="Mangal1" svg:font-family="Mangal"/>
    <style:font-face style:name="verdana" svg:font-family="verdana, sans-serif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0.94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2.75cm"/>
    </style:style>
    <style:style style:name="Tableau1.D" style:family="table-column">
      <style:table-column-properties style:column-width="5.502cm"/>
    </style:style>
    <style:style style:name="Tableau1.E" style:family="table-column">
      <style:table-column-properties style:column-width="5.558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1.3" style:family="table-row">
      <style:table-row-properties fo:keep-together="always"/>
    </style:style>
    <style:style style:name="Tableau1.A3" style:family="table-cell">
      <style:table-cell-properties fo:padding-left="0.191cm" fo:padding-right="0.191cm" fo:padding-top="0cm" fo:padding-bottom="0cm" fo:border="none"/>
    </style:style>
    <style:style style:name="Tableau1.4" style:family="table-row">
      <style:table-row-properties fo:keep-together="always"/>
    </style:style>
    <style:style style:name="Tableau1.5" style:family="table-row">
      <style:table-row-properties style:min-row-height="23.2cm" fo:keep-together="always"/>
    </style:style>
    <style:style style:name="Tableau1.A5" style:family="table-cell">
      <style:table-cell-properties fo:padding-left="0.191cm" fo:padding-right="0.191cm" fo:padding-top="0cm" fo:padding-bottom="0cm" fo:border="none"/>
    </style:style>
    <style:style style:name="Tableau1.6" style:family="table-row">
      <style:table-row-properties fo:keep-together="always"/>
    </style:style>
    <style:style style:name="Tableau1.A6" style:family="table-cell">
      <style:table-cell-properties fo:background-color="#f2f2f2" fo:padding-left="0.191cm" fo:padding-right="0.191cm" fo:padding-top="0cm" fo:padding-bottom="0cm" fo:border-left="none" fo:border-right="none" fo:border-top="none" fo:border-bottom="1pt solid #808080">
        <style:background-image/>
      </style:table-cell-properties>
    </style:style>
    <style:style style:name="Tableau1.7" style:family="table-row">
      <style:table-row-properties fo:keep-together="auto"/>
    </style:style>
    <style:style style:name="Tableau1.A7" style:family="table-cell">
      <style:table-cell-properties style:vertical-align="middle" fo:padding-left="0.191cm" fo:padding-right="0.191cm" fo:padding-top="0cm" fo:padding-bottom="0cm" fo:border-left="1pt solid #808080" fo:border-right="1pt solid #808080" fo:border-top="1pt solid #808080" fo:border-bottom="1pt solid #00000a"/>
    </style:style>
    <style:style style:name="Tableau1.B7" style:family="table-cell">
      <style:table-cell-properties fo:padding-left="0.191cm" fo:padding-right="0.191cm" fo:padding-top="0cm" fo:padding-bottom="0cm" fo:border-left="1pt solid #808080" fo:border-right="1pt solid #808080" fo:border-top="1pt solid #808080" fo:border-bottom="0.25pt solid #808080"/>
    </style:style>
    <style:style style:name="Tableau1.8" style:family="table-row">
      <style:table-row-properties fo:keep-together="auto"/>
    </style:style>
    <style:style style:name="Tableau1.B8" style:family="table-cell">
      <style:table-cell-properties fo:padding-left="0.191cm" fo:padding-right="0.191cm" fo:padding-top="0cm" fo:padding-bottom="0cm" fo:border-left="1pt solid #808080" fo:border-right="1pt solid #808080" fo:border-top="0.25pt solid #808080" fo:border-bottom="0.25pt solid #808080"/>
    </style:style>
    <style:style style:name="Tableau1.9" style:family="table-row">
      <style:table-row-properties fo:keep-together="auto"/>
    </style:style>
    <style:style style:name="Tableau1.B9" style:family="table-cell">
      <style:table-cell-properties fo:padding-left="0.191cm" fo:padding-right="0.191cm" fo:padding-top="0cm" fo:padding-bottom="0cm" fo:border-left="1pt solid #808080" fo:border-right="1pt solid #808080" fo:border-top="0.25pt solid #808080" fo:border-bottom="0.25pt solid #808080"/>
    </style:style>
    <style:style style:name="Tableau1.10" style:family="table-row">
      <style:table-row-properties fo:keep-together="auto"/>
    </style:style>
    <style:style style:name="Tableau1.A10" style:family="table-cell">
      <style:table-cell-properties style:vertical-align="middle"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B10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11" style:family="table-row">
      <style:table-row-properties fo:keep-together="auto"/>
    </style:style>
    <style:style style:name="Tableau1.B11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12" style:family="table-row">
      <style:table-row-properties fo:keep-together="auto"/>
    </style:style>
    <style:style style:name="Tableau1.B12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13" style:family="table-row">
      <style:table-row-properties fo:keep-together="auto"/>
    </style:style>
    <style:style style:name="Tableau1.A1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3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14" style:family="table-row">
      <style:table-row-properties fo:keep-together="auto"/>
    </style:style>
    <style:style style:name="Tableau1.A14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4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15" style:family="table-row">
      <style:table-row-properties fo:keep-together="auto"/>
    </style:style>
    <style:style style:name="Tableau1.A1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5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16" style:family="table-row">
      <style:table-row-properties fo:keep-together="auto"/>
    </style:style>
    <style:style style:name="Tableau1.A16" style:family="table-cell">
      <style:table-cell-properties style:vertical-align="middle" fo:background-color="#bfbfbf" fo:padding-left="0.191cm" fo:padding-right="0.191cm" fo:padding-top="0cm" fo:padding-bottom="0cm" fo:border="1pt solid #00000a">
        <style:background-image/>
      </style:table-cell-properties>
    </style:style>
    <style:style style:name="Tableau1.B16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17" style:family="table-row">
      <style:table-row-properties fo:keep-together="auto"/>
    </style:style>
    <style:style style:name="Tableau1.B17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18" style:family="table-row">
      <style:table-row-properties fo:keep-together="auto"/>
    </style:style>
    <style:style style:name="Tableau1.B18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19" style:family="table-row">
      <style:table-row-properties fo:keep-together="auto"/>
    </style:style>
    <style:style style:name="Tableau1.A1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19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20" style:family="table-row">
      <style:table-row-properties fo:keep-together="auto"/>
    </style:style>
    <style:style style:name="Tableau1.A20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0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21" style:family="table-row">
      <style:table-row-properties fo:keep-together="auto"/>
    </style:style>
    <style:style style:name="Tableau1.A2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1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22" style:family="table-row">
      <style:table-row-properties fo:keep-together="auto"/>
    </style:style>
    <style:style style:name="Tableau1.B22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23" style:family="table-row">
      <style:table-row-properties fo:keep-together="auto"/>
    </style:style>
    <style:style style:name="Tableau1.B23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24" style:family="table-row">
      <style:table-row-properties fo:keep-together="auto"/>
    </style:style>
    <style:style style:name="Tableau1.B24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25" style:family="table-row">
      <style:table-row-properties fo:keep-together="auto"/>
    </style:style>
    <style:style style:name="Tableau1.A2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5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26" style:family="table-row">
      <style:table-row-properties fo:keep-together="auto"/>
    </style:style>
    <style:style style:name="Tableau1.A26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6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27" style:family="table-row">
      <style:table-row-properties fo:keep-together="auto"/>
    </style:style>
    <style:style style:name="Tableau1.A2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27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28" style:family="table-row">
      <style:table-row-properties fo:keep-together="auto"/>
    </style:style>
    <style:style style:name="Tableau1.B28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29" style:family="table-row">
      <style:table-row-properties fo:keep-together="auto"/>
    </style:style>
    <style:style style:name="Tableau1.B29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30" style:family="table-row">
      <style:table-row-properties fo:keep-together="auto"/>
    </style:style>
    <style:style style:name="Tableau1.B30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31" style:family="table-row">
      <style:table-row-properties fo:keep-together="auto"/>
    </style:style>
    <style:style style:name="Tableau1.A3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1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32" style:family="table-row">
      <style:table-row-properties fo:keep-together="auto"/>
    </style:style>
    <style:style style:name="Tableau1.A32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2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33" style:family="table-row">
      <style:table-row-properties fo:keep-together="auto"/>
    </style:style>
    <style:style style:name="Tableau1.A3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3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34" style:family="table-row">
      <style:table-row-properties fo:keep-together="auto"/>
    </style:style>
    <style:style style:name="Tableau1.B34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35" style:family="table-row">
      <style:table-row-properties fo:keep-together="auto"/>
    </style:style>
    <style:style style:name="Tableau1.B35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36" style:family="table-row">
      <style:table-row-properties fo:keep-together="auto"/>
    </style:style>
    <style:style style:name="Tableau1.B36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37" style:family="table-row">
      <style:table-row-properties fo:keep-together="auto"/>
    </style:style>
    <style:style style:name="Tableau1.A3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7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38" style:family="table-row">
      <style:table-row-properties fo:keep-together="auto"/>
    </style:style>
    <style:style style:name="Tableau1.A38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8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39" style:family="table-row">
      <style:table-row-properties fo:keep-together="auto"/>
    </style:style>
    <style:style style:name="Tableau1.A3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39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40" style:family="table-row">
      <style:table-row-properties fo:keep-together="auto"/>
    </style:style>
    <style:style style:name="Tableau1.B40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41" style:family="table-row">
      <style:table-row-properties fo:keep-together="auto"/>
    </style:style>
    <style:style style:name="Tableau1.B41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42" style:family="table-row">
      <style:table-row-properties fo:keep-together="auto"/>
    </style:style>
    <style:style style:name="Tableau1.B42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43" style:family="table-row">
      <style:table-row-properties fo:keep-together="auto"/>
    </style:style>
    <style:style style:name="Tableau1.A4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3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44" style:family="table-row">
      <style:table-row-properties fo:keep-together="auto"/>
    </style:style>
    <style:style style:name="Tableau1.A44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4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45" style:family="table-row">
      <style:table-row-properties fo:keep-together="auto"/>
    </style:style>
    <style:style style:name="Tableau1.A4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5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46" style:family="table-row">
      <style:table-row-properties fo:keep-together="auto"/>
    </style:style>
    <style:style style:name="Tableau1.B46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47" style:family="table-row">
      <style:table-row-properties fo:keep-together="auto"/>
    </style:style>
    <style:style style:name="Tableau1.B47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48" style:family="table-row">
      <style:table-row-properties fo:keep-together="auto"/>
    </style:style>
    <style:style style:name="Tableau1.B48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49" style:family="table-row">
      <style:table-row-properties fo:keep-together="auto"/>
    </style:style>
    <style:style style:name="Tableau1.A4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49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50" style:family="table-row">
      <style:table-row-properties fo:keep-together="auto"/>
    </style:style>
    <style:style style:name="Tableau1.A50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0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51" style:family="table-row">
      <style:table-row-properties fo:keep-together="auto"/>
    </style:style>
    <style:style style:name="Tableau1.A5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1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52" style:family="table-row">
      <style:table-row-properties fo:keep-together="auto"/>
    </style:style>
    <style:style style:name="Tableau1.B52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53" style:family="table-row">
      <style:table-row-properties fo:keep-together="auto"/>
    </style:style>
    <style:style style:name="Tableau1.B53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54" style:family="table-row">
      <style:table-row-properties fo:keep-together="auto"/>
    </style:style>
    <style:style style:name="Tableau1.B54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55" style:family="table-row">
      <style:table-row-properties fo:keep-together="auto"/>
    </style:style>
    <style:style style:name="Tableau1.A55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5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56" style:family="table-row">
      <style:table-row-properties fo:keep-together="auto"/>
    </style:style>
    <style:style style:name="Tableau1.A56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6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57" style:family="table-row">
      <style:table-row-properties fo:keep-together="auto"/>
    </style:style>
    <style:style style:name="Tableau1.A5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57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58" style:family="table-row">
      <style:table-row-properties fo:keep-together="auto"/>
    </style:style>
    <style:style style:name="Tableau1.B58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59" style:family="table-row">
      <style:table-row-properties fo:keep-together="auto"/>
    </style:style>
    <style:style style:name="Tableau1.B59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60" style:family="table-row">
      <style:table-row-properties fo:keep-together="auto"/>
    </style:style>
    <style:style style:name="Tableau1.B60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61" style:family="table-row">
      <style:table-row-properties fo:keep-together="auto"/>
    </style:style>
    <style:style style:name="Tableau1.A61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1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62" style:family="table-row">
      <style:table-row-properties fo:keep-together="auto"/>
    </style:style>
    <style:style style:name="Tableau1.A62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2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63" style:family="table-row">
      <style:table-row-properties fo:keep-together="auto"/>
    </style:style>
    <style:style style:name="Tableau1.A63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3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Tableau1.64" style:family="table-row">
      <style:table-row-properties fo:keep-together="auto"/>
    </style:style>
    <style:style style:name="Tableau1.B64" style:family="table-cell">
      <style:table-cell-properties fo:background-color="#bfbfbf" fo:padding-left="0.191cm" fo:padding-right="0.191cm" fo:padding-top="0cm" fo:padding-bottom="0cm" fo:border-left="1pt solid #00000a" fo:border-right="1pt solid #00000a" fo:border-top="1pt solid #00000a" fo:border-bottom="0.25pt solid #808080">
        <style:background-image/>
      </style:table-cell-properties>
    </style:style>
    <style:style style:name="Tableau1.65" style:family="table-row">
      <style:table-row-properties fo:keep-together="auto"/>
    </style:style>
    <style:style style:name="Tableau1.B65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0.25pt solid #808080">
        <style:background-image/>
      </style:table-cell-properties>
    </style:style>
    <style:style style:name="Tableau1.66" style:family="table-row">
      <style:table-row-properties fo:keep-together="auto"/>
    </style:style>
    <style:style style:name="Tableau1.B66" style:family="table-cell">
      <style:table-cell-properties fo:background-color="#bfbfbf" fo:padding-left="0.191cm" fo:padding-right="0.191cm" fo:padding-top="0cm" fo:padding-bottom="0cm" fo:border-left="1pt solid #00000a" fo:border-right="1pt solid #00000a" fo:border-top="0.25pt solid #808080" fo:border-bottom="1pt solid #00000a">
        <style:background-image/>
      </style:table-cell-properties>
    </style:style>
    <style:style style:name="Tableau1.67" style:family="table-row">
      <style:table-row-properties fo:keep-together="auto"/>
    </style:style>
    <style:style style:name="Tableau1.A67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7" style:family="table-cell">
      <style:table-cell-properties fo:padding-left="0.191cm" fo:padding-right="0.191cm" fo:padding-top="0cm" fo:padding-bottom="0cm" fo:border-left="1pt solid #00000a" fo:border-right="1pt solid #00000a" fo:border-top="1pt solid #00000a" fo:border-bottom="0.25pt solid #808080"/>
    </style:style>
    <style:style style:name="Tableau1.68" style:family="table-row">
      <style:table-row-properties fo:keep-together="auto"/>
    </style:style>
    <style:style style:name="Tableau1.A68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8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0.25pt solid #808080"/>
    </style:style>
    <style:style style:name="Tableau1.69" style:family="table-row">
      <style:table-row-properties fo:keep-together="auto"/>
    </style:style>
    <style:style style:name="Tableau1.A69" style:family="table-cell">
      <style:table-cell-properties style:vertical-align="middle" fo:padding-left="0.191cm" fo:padding-right="0.191cm" fo:padding-top="0cm" fo:padding-bottom="0cm" fo:border="1pt solid #00000a"/>
    </style:style>
    <style:style style:name="Tableau1.B69" style:family="table-cell">
      <style:table-cell-properties fo:padding-left="0.191cm" fo:padding-right="0.191cm" fo:padding-top="0cm" fo:padding-bottom="0cm" fo:border-left="1pt solid #00000a" fo:border-right="1pt solid #00000a" fo:border-top="0.25pt solid #808080" fo:border-bottom="1pt solid #00000a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7f7f7f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b290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0d9c37" officeooo:paragraph-rsid="000d9c37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0eb862" officeooo:paragraph-rsid="000eb86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102751" officeooo:paragraph-rsid="0010275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114c62" officeooo:paragraph-rsid="00114c62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14c62" officeooo:paragraph-rsid="00114c62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16c069" officeooo:paragraph-rsid="0016c069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rsid="00275894" officeooo:paragraph-rsid="00275894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27b9c2" officeooo:paragraph-rsid="0027b9c2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2a9a2e" officeooo:paragraph-rsid="002a9a2e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2b7791" officeooo:paragraph-rsid="002b779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2e19c0" officeooo:paragraph-rsid="002e19c0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2e9045" officeooo:paragraph-rsid="002e9045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303029" officeooo:paragraph-rsid="00303029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341ce0" officeooo:paragraph-rsid="00341ce0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374891" officeooo:paragraph-rsid="00374891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rsid="0039a900" officeooo:paragraph-rsid="0039a900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rsid="003cdee1" officeooo:paragraph-rsid="003cdee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rsid="003e060b" officeooo:paragraph-rsid="003e060b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rsid="003ed770" officeooo:paragraph-rsid="003ed770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rsid="0041c6f3" officeooo:paragraph-rsid="0041c6f3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044ba24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rsid="00458259" officeooo:paragraph-rsid="00458259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rsid="00469c81" officeooo:paragraph-rsid="00469c8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rsid="004985eb" officeooo:paragraph-rsid="004985eb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rsid="004b6edd" officeooo:paragraph-rsid="004b6ed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rsid="004d5ba7" officeooo:paragraph-rsid="004d5ba7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rsid="0052285c" officeooo:paragraph-rsid="0052285c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rsid="0052385c" officeooo:paragraph-rsid="0052385c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rsid="0053a8ba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rsid="00559d11" officeooo:paragraph-rsid="00559d11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rsid="0055b366" officeooo:paragraph-rsid="0055b366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rsid="00580370" officeooo:paragraph-rsid="00580370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rsid="00607aec" officeooo:paragraph-rsid="00607aec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6920dc" officeooo:paragraph-rsid="006920dc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rsid="006c668f" officeooo:paragraph-rsid="006c668f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rsid="006db251" officeooo:paragraph-rsid="006db251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officeooo:rsid="006f15be" officeooo:paragraph-rsid="006f15be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officeooo:rsid="0070ae8f" officeooo:paragraph-rsid="0070ae8f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officeooo:rsid="0072058e" officeooo:paragraph-rsid="0072058e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officeooo:rsid="0073bc3d" officeooo:paragraph-rsid="0073bc3d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officeooo:rsid="00762c18" officeooo:paragraph-rsid="00762c18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officeooo:rsid="00781449" officeooo:paragraph-rsid="00781449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officeooo:rsid="007a30dd" officeooo:paragraph-rsid="007a30dd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officeooo:rsid="007be713" officeooo:paragraph-rsid="007be713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officeooo:rsid="007e7ad8" officeooo:paragraph-rsid="007e7ad8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officeooo:rsid="007f9c7f" officeooo:paragraph-rsid="007f9c7f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officeooo:rsid="0082f44e" officeooo:paragraph-rsid="0082f44e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officeooo:rsid="008463fb" officeooo:paragraph-rsid="008463fb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officeooo:rsid="00862b13" officeooo:paragraph-rsid="00862b13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officeooo:rsid="0087acd5" officeooo:paragraph-rsid="0087acd5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officeooo:rsid="008a8b96" officeooo:paragraph-rsid="008a8b96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officeooo:rsid="008c7f1c" officeooo:paragraph-rsid="008c7f1c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officeooo:rsid="008db15e" officeooo:paragraph-rsid="008db15e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officeooo:rsid="00905670" officeooo:paragraph-rsid="00905670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officeooo:rsid="0091210f" officeooo:paragraph-rsid="0091210f"/>
    </style:style>
    <style:style style:name="P63" style:family="paragraph" style:parent-style-name="List_20_Paragraph" style:list-style-name="WWNum2">
      <style:paragraph-properties fo:margin-top="0cm" fo:margin-bottom="0cm" loext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732f" style:font-weight-asian="bold" style:font-weight-complex="bold"/>
    </style:style>
    <style:style style:name="T4" style:family="text">
      <style:text-properties fo:font-weight="bold" officeooo:rsid="000dc598" style:font-weight-asian="bold" style:font-weight-complex="bold"/>
    </style:style>
    <style:style style:name="T5" style:family="text">
      <style:text-properties fo:font-weight="bold" officeooo:rsid="0015879f" style:font-weight-asian="bold" style:font-weight-complex="bold"/>
    </style:style>
    <style:style style:name="T6" style:family="text">
      <style:text-properties fo:font-weight="bold" officeooo:rsid="003b9864" style:font-weight-asian="bold" style:font-weight-complex="bold"/>
    </style:style>
    <style:style style:name="T7" style:family="text">
      <style:text-properties fo:font-weight="bold" officeooo:rsid="0047acca" style:font-weight-asian="bold" style:font-weight-complex="bold"/>
    </style:style>
    <style:style style:name="T8" style:family="text">
      <style:text-properties fo:font-weight="bold" officeooo:rsid="004edbd8" style:font-weight-asian="bold" style:font-weight-complex="bold"/>
    </style:style>
    <style:style style:name="T9" style:family="text">
      <style:text-properties fo:font-weight="bold" officeooo:rsid="0059291c" style:font-weight-asian="bold" style:font-weight-complex="bold"/>
    </style:style>
    <style:style style:name="T10" style:family="text">
      <style:text-properties fo:font-weight="bold" officeooo:rsid="007593aa" style:font-weight-asian="bold" style:font-weight-complex="bold"/>
    </style:style>
    <style:style style:name="T11" style:family="text">
      <style:text-properties fo:font-weight="bold" officeooo:rsid="00809319" style:font-weight-asian="bold" style:font-weight-complex="bold"/>
    </style:style>
    <style:style style:name="T12" style:family="text">
      <style:text-properties fo:text-transform="uppercase"/>
    </style:style>
    <style:style style:name="T13" style:family="text">
      <style:text-properties style:font-name="Wingdings"/>
    </style:style>
    <style:style style:name="T14" style:family="text">
      <style:text-properties style:text-position="super 58%"/>
    </style:style>
    <style:style style:name="T15" style:family="text">
      <style:text-properties fo:color="#7f7f7f"/>
    </style:style>
    <style:style style:name="T16" style:family="text">
      <style:text-properties fo:color="#7f7f7f" fo:font-weight="bold" style:font-weight-asian="bold"/>
    </style:style>
    <style:style style:name="T17" style:family="text">
      <style:text-properties officeooo:rsid="000dc598"/>
    </style:style>
    <style:style style:name="T18" style:family="text">
      <style:text-properties officeooo:rsid="001314e2"/>
    </style:style>
    <style:style style:name="T19" style:family="text">
      <style:text-properties officeooo:rsid="0015879f"/>
    </style:style>
    <style:style style:name="T20" style:family="text">
      <style:text-properties officeooo:rsid="001731ad"/>
    </style:style>
    <style:style style:name="T21" style:family="text">
      <style:text-properties officeooo:rsid="001856f3"/>
    </style:style>
    <style:style style:name="T22" style:family="text">
      <style:text-properties officeooo:rsid="001dd660"/>
    </style:style>
    <style:style style:name="T23" style:family="text">
      <style:text-properties officeooo:rsid="001f732f"/>
    </style:style>
    <style:style style:name="T24" style:family="text">
      <style:text-properties officeooo:rsid="002312e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28b008"/>
    </style:style>
    <style:style style:name="T27" style:family="text">
      <style:text-properties officeooo:rsid="002c1e06"/>
    </style:style>
    <style:style style:name="T28" style:family="text">
      <style:text-properties officeooo:rsid="0031f702"/>
    </style:style>
    <style:style style:name="T29" style:family="text">
      <style:text-properties officeooo:rsid="0033e632"/>
    </style:style>
    <style:style style:name="T30" style:family="text">
      <style:text-properties officeooo:rsid="003b9864"/>
    </style:style>
    <style:style style:name="T31" style:family="text">
      <style:text-properties officeooo:rsid="00424bbe"/>
    </style:style>
    <style:style style:name="T32" style:family="text">
      <style:text-properties officeooo:rsid="0046ad99"/>
    </style:style>
    <style:style style:name="T33" style:family="text">
      <style:text-properties officeooo:rsid="004776e8"/>
    </style:style>
    <style:style style:name="T34" style:family="text">
      <style:text-properties fo:color="#565e6b" style:font-name="Arial1" fo:font-size="30pt" fo:background-color="#ffffff" loext:char-shading-value="0"/>
    </style:style>
    <style:style style:name="T35" style:family="text">
      <style:text-properties officeooo:rsid="0047acca"/>
    </style:style>
    <style:style style:name="T36" style:family="text">
      <style:text-properties officeooo:rsid="004edbd8"/>
    </style:style>
    <style:style style:name="T37" style:family="text">
      <style:text-properties officeooo:rsid="0053a8ba"/>
    </style:style>
    <style:style style:name="T38" style:family="text">
      <style:text-properties officeooo:rsid="00568e7f"/>
    </style:style>
    <style:style style:name="T39" style:family="text">
      <style:text-properties officeooo:rsid="0059291c"/>
    </style:style>
    <style:style style:name="T40" style:family="text">
      <style:text-properties officeooo:rsid="006920dc"/>
    </style:style>
    <style:style style:name="T41" style:family="text">
      <style:text-properties officeooo:rsid="006acc24"/>
    </style:style>
    <style:style style:name="T42" style:family="text">
      <style:text-properties officeooo:rsid="007dd8ec"/>
    </style:style>
    <style:style style:name="T43" style:family="text">
      <style:text-properties officeooo:rsid="00809319"/>
    </style:style>
    <style:style style:name="T44" style:family="text">
      <style:text-properties officeooo:rsid="00837e05"/>
    </style:style>
    <style:style style:name="T45" style:family="text">
      <style:text-properties officeooo:rsid="0089a035"/>
    </style:style>
    <style:style style:name="T46" style:family="text">
      <style:text-properties officeooo:rsid="008e7c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de Lif14 : évaluation ergonomique d’un logiciel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4">Étudiant 1 </text:p>
          </table:table-cell>
          <table:covered-table-cell/>
          <table:table-cell table:style-name="Tableau1.A1" office:value-type="string">
            <text:p text:style-name="P1">N° : 11508352</text:p>
          </table:table-cell>
          <table:table-cell table:style-name="Tableau1.A1" office:value-type="string">
            <text:p text:style-name="P1">Nom : <text:span text:style-name="T12">Quintard</text:span></text:p>
          </table:table-cell>
          <table:table-cell table:style-name="Tableau1.A1" office:value-type="string">
            <text:p text:style-name="P1">Prénom : Livaï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4">Étudiant 2 </text:p>
          </table:table-cell>
          <table:covered-table-cell/>
          <table:table-cell table:style-name="Tableau1.A1" office:value-type="string">
            <text:p text:style-name="P1">N° : 11316919</text:p>
          </table:table-cell>
          <table:table-cell table:style-name="Tableau1.A1" office:value-type="string">
            <text:p text:style-name="P1">Nom : <text:span text:style-name="T12">Martinez</text:span></text:p>
          </table:table-cell>
          <table:table-cell table:style-name="Tableau1.A1" office:value-type="string">
            <text:p text:style-name="P1">Prénom : Guillaume</text:p>
          </table:table-cell>
        </table:table-row>
        <table:table-row table:style-name="Tableau1.3">
          <table:table-cell table:style-name="Tableau1.A5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5" office:value-type="string">
            <text:p text:style-name="P1"><text:span text:style-name="T1">Description brève du logiciel </text:span>(1 page maximum)<text:span text:style-name="T1"><text:line-break/></text:span>(avec les principales copies d’écran annotées de chiffres <text:span text:style-name="T13"></text:span> si<text:bookmark text:name="_GoBack"/>tuant les erreurs)</text:p>
          </table:table-cell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5" office:value-type="string">
            <text:p text:style-name="P1">Le logiciel permet de lister les derniers repas. Chaque repas doit être ajouté manuellement pour apparaître. 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.6">
          <table:table-cell table:style-name="Tableau1.A6" table:number-columns-spanned="5" office:value-type="string">
            <text:p text:style-name="P1"><text:span text:style-name="T1">Liste de 20 erreurs différentes</text:span>, en précisant, comme dans l’exemple de la ligne 0 :</text:p>
            <text:list xml:id="list9030161720767984046" text:style-name="WWNum2">
              <text:list-item>
                <text:p text:style-name="P63">dans la 1<text:span text:style-name="T14">ère</text:span> zone : description de l’erreur </text:p>
              </text:list-item>
              <text:list-item>
                <text:p text:style-name="P63">dans la 2<text:span text:style-name="T14">ème</text:span> zone : explication (avec critère ergonomique ou autre raison en gras)</text:p>
              </text:list-item>
              <text:list-item>
                <text:p text:style-name="P63">dans la 3<text:span text:style-name="T14">ème</text:span> zone : solution ergonomiqu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rows-spanned="3" office:value-type="string">
            <text:p text:style-name="P2">0</text:p>
          </table:table-cell>
          <table:table-cell table:style-name="Tableau1.B7" table:number-columns-spanned="4" office:value-type="string">
            <text:p text:style-name="P5">Mauvais choix de couleurs de texte et de fond dans la zone de saisie ⓪ (blanc sur fond jaune)</text:p>
          </table:table-cell>
          <table:covered-table-cell/>
          <table:covered-table-cell/>
          <table:covered-table-cell/>
        </table:table-row>
        <table:table-row table:style-name="Tableau1.8">
          <table:covered-table-cell/>
          <table:table-cell table:style-name="Tableau1.B9" table:number-columns-spanned="4" office:value-type="string">
            <text:p text:style-name="P1"><text:span text:style-name="T15">Problème de contraste (résultat de </text:span><text:span text:style-name="T16">sciences cognitives</text:span><text:span text:style-name="T15">) qui gêne la </text:span><text:span text:style-name="T16">lisibilité</text:span></text:p>
          </table:table-cell>
          <table:covered-table-cell/>
          <table:covered-table-cell/>
          <table:covered-table-cell/>
        </table:table-row>
        <table:table-row table:style-name="Tableau1.9">
          <table:covered-table-cell/>
          <table:table-cell table:style-name="Tableau1.B9" table:number-columns-spanned="4" office:value-type="string">
            <text:p text:style-name="P5">Utiliser du texte sombre sur fond clair (de préférence du noir sur fond blanc)</text:p>
          </table:table-cell>
          <table:covered-table-cell/>
          <table:covered-table-cell/>
          <table:covered-table-cell/>
        </table:table-row>
        <table:table-row table:style-name="Tableau1.10">
          <table:table-cell table:style-name="Tableau1.A10" table:number-rows-spanned="3" office:value-type="string">
            <text:p text:style-name="P2">1</text:p>
          </table:table-cell>
          <table:table-cell table:style-name="Tableau1.B65" table:number-columns-spanned="4" office:value-type="string">
            <text:p text:style-name="P1">Position de la liste <text:span text:style-name="T24">des aliments consommés </text:span>incorrecte.</text:p>
          </table:table-cell>
          <table:covered-table-cell/>
          <table:covered-table-cell/>
          <table:covered-table-cell/>
        </table:table-row>
        <table:table-row table:style-name="Tableau1.11">
          <table:covered-table-cell/>
          <table:table-cell table:style-name="Tableau1.B65" table:number-columns-spanned="4" office:value-type="string">
            <text:p text:style-name="P1"><text:span text:style-name="T3">Superposition </text:span><text:span text:style-name="T23">des différents éléments gène la </text:span><text:span text:style-name="T3">visibilité</text:span><text:span text:style-name="T23">.</text:span></text:p>
          </table:table-cell>
          <table:covered-table-cell/>
          <table:covered-table-cell/>
          <table:covered-table-cell/>
        </table:table-row>
        <table:table-row table:style-name="Tableau1.12">
          <table:covered-table-cell/>
          <table:table-cell table:style-name="Tableau1.B66" table:number-columns-spanned="4" office:value-type="string">
            <text:p text:style-name="P1">Centrer la liste.</text:p>
          </table:table-cell>
          <table:covered-table-cell/>
          <table:covered-table-cell/>
          <table:covered-table-cell/>
        </table:table-row>
        <table:table-row table:style-name="Tableau1.13">
          <table:table-cell table:style-name="Tableau1.A69" table:number-rows-spanned="3" office:value-type="string">
            <text:p text:style-name="P2">2</text:p>
          </table:table-cell>
          <table:table-cell table:style-name="Tableau1.B67" table:number-columns-spanned="4" office:value-type="string">
            <text:p text:style-name="P6">Format de date illisible.</text:p>
          </table:table-cell>
          <table:covered-table-cell/>
          <table:covered-table-cell/>
          <table:covered-table-cell/>
        </table:table-row>
        <table:table-row table:style-name="Tableau1.14">
          <table:covered-table-cell/>
          <table:table-cell table:style-name="Tableau1.B68" table:number-columns-spanned="4" office:value-type="string">
            <text:p text:style-name="P7">La date est au <text:span text:style-name="T2">format</text:span> brut <text:span text:style-name="T17">UTC. Non lisible pour un </text:span><text:span text:style-name="T4">utilisateur non expérimenté</text:span><text:span text:style-name="T17">.</text:span></text:p>
          </table:table-cell>
          <table:covered-table-cell/>
          <table:covered-table-cell/>
          <table:covered-table-cell/>
        </table:table-row>
        <table:table-row table:style-name="Tableau1.15">
          <table:covered-table-cell/>
          <table:table-cell table:style-name="Tableau1.B69" table:number-columns-spanned="4" office:value-type="string">
            <text:p text:style-name="P8">Formater la date juste avant l'affichage. <text:span text:style-name="T18">(jj/mm , hh:mm).</text:span></text:p>
          </table:table-cell>
          <table:covered-table-cell/>
          <table:covered-table-cell/>
          <table:covered-table-cell/>
        </table:table-row>
        <table:table-row table:style-name="Tableau1.16">
          <table:table-cell table:style-name="Tableau1.A16" table:number-rows-spanned="3" office:value-type="string">
            <text:p text:style-name="P11">3</text:p>
          </table:table-cell>
          <table:table-cell table:style-name="Tableau1.B64" table:number-columns-spanned="4" office:value-type="string">
            <text:p text:style-name="P9">Confirmation abusive <text:span text:style-name="T22">avant de l'ajout d'un repas.</text:span></text:p>
          </table:table-cell>
          <table:covered-table-cell/>
          <table:covered-table-cell/>
          <table:covered-table-cell/>
        </table:table-row>
        <table:table-row table:style-name="Tableau1.17">
          <table:covered-table-cell/>
          <table:table-cell table:style-name="Tableau1.B65" table:number-columns-spanned="4" office:value-type="string">
            <text:p text:style-name="P10">Deux fenêtre popup pour confirmer l'ajout. <text:span text:style-name="T5">Agacement</text:span><text:span text:style-name="T19"> de l'utilisateur. ( </text:span><text:span text:style-name="T5">règle des 3clics</text:span><text:span text:style-name="T19"> )</text:span></text:p>
          </table:table-cell>
          <table:covered-table-cell/>
          <table:covered-table-cell/>
          <table:covered-table-cell/>
        </table:table-row>
        <table:table-row table:style-name="Tableau1.18">
          <table:covered-table-cell/>
          <table:table-cell table:style-name="Tableau1.B66" table:number-columns-spanned="4" office:value-type="string">
            <text:p text:style-name="P12">Le popup de confirmation n'est pas <text:span text:style-name="T21">nécessaire.</text:span> On peut supprimer le repas plus tard. <text:span text:style-name="T20">(ex : dans la liste de tout les repas).</text:span></text:p>
          </table:table-cell>
          <table:covered-table-cell/>
          <table:covered-table-cell/>
          <table:covered-table-cell/>
        </table:table-row>
        <table:table-row table:style-name="Tableau1.19">
          <table:table-cell table:style-name="Tableau1.A69" table:number-rows-spanned="3" office:value-type="string">
            <text:p text:style-name="P2">4</text:p>
          </table:table-cell>
          <table:table-cell table:style-name="Tableau1.B67" table:number-columns-spanned="4" office:value-type="string">
            <text:p text:style-name="P13">Tous les boutons n'ont pas le même style. (ajout, suppression) </text:p>
          </table:table-cell>
          <table:covered-table-cell/>
          <table:covered-table-cell/>
          <table:covered-table-cell/>
        </table:table-row>
        <table:table-row table:style-name="Tableau1.20">
          <table:covered-table-cell/>
          <table:table-cell table:style-name="Tableau1.B68" table:number-columns-spanned="4" office:value-type="string">
            <text:p text:style-name="P14">Non respect d<text:span text:style-name="T26">'un</text:span> <text:span text:style-name="T2">guides de style</text:span><text:span text:style-name="T25">. </text:span></text:p>
          </table:table-cell>
          <table:covered-table-cell/>
          <table:covered-table-cell/>
          <table:covered-table-cell/>
        </table:table-row>
        <table:table-row table:style-name="Tableau1.21">
          <table:covered-table-cell/>
          <table:table-cell table:style-name="Tableau1.B69" table:number-columns-spanned="4" office:value-type="string">
            <text:p text:style-name="P15">Tous les boutons avec plus ou moins la même apparence.</text:p>
          </table:table-cell>
          <table:covered-table-cell/>
          <table:covered-table-cell/>
          <table:covered-table-cell/>
        </table:table-row>
        <table:table-row table:style-name="Tableau1.22">
          <table:table-cell table:style-name="Tableau1.A16" table:number-rows-spanned="3" office:value-type="string">
            <text:p text:style-name="P2">5</text:p>
          </table:table-cell>
          <table:table-cell table:style-name="Tableau1.B64" table:number-columns-spanned="4" office:value-type="string">
            <text:p text:style-name="P16">Mauvais affichage des noms de repas <text:span text:style-name="T28">trop </text:span>long<text:span text:style-name="T27">s</text:span>. (dans la liste) <text:span text:style-name="T29">Le nom est tronqué.</text:span></text:p>
          </table:table-cell>
          <table:covered-table-cell/>
          <table:covered-table-cell/>
          <table:covered-table-cell/>
        </table:table-row>
        <table:table-row table:style-name="Tableau1.23">
          <table:covered-table-cell/>
          <table:table-cell table:style-name="Tableau1.B65" table:number-columns-spanned="4" office:value-type="string">
            <text:p text:style-name="P20">Le conteneur ne s'adapte pas à son contenu. <text:span text:style-name="T35">Contenu </text:span><text:span text:style-name="T7">non explicite</text:span><text:span text:style-name="T35">.</text:span></text:p>
          </table:table-cell>
          <table:covered-table-cell/>
          <table:covered-table-cell/>
          <table:covered-table-cell/>
        </table:table-row>
        <table:table-row table:style-name="Tableau1.24">
          <table:covered-table-cell/>
          <table:table-cell table:style-name="Tableau1.B66" table:number-columns-spanned="4" office:value-type="string">
            <text:p text:style-name="P29">Limiter la <text:span text:style-name="T32">longueur</text:span> du contenu lors de l'ajout d'un repas. <text:span text:style-name="T33">Ou afficher l'intégralité en survolant le texte.</text:span></text:p>
          </table:table-cell>
          <table:covered-table-cell/>
          <table:covered-table-cell/>
          <table:covered-table-cell/>
        </table:table-row>
        <table:table-row table:style-name="Tableau1.25">
          <table:table-cell table:style-name="Tableau1.A69" table:number-rows-spanned="3" office:value-type="string">
            <text:p text:style-name="P2">6</text:p>
          </table:table-cell>
          <table:table-cell table:style-name="Tableau1.B67" table:number-columns-spanned="4" office:value-type="string">
            <text:p text:style-name="P17">Longueur du titre et du contenu du bouton d'ajout de repas dépassent du cadre.</text:p>
          </table:table-cell>
          <table:covered-table-cell/>
          <table:covered-table-cell/>
          <table:covered-table-cell/>
        </table:table-row>
        <table:table-row table:style-name="Tableau1.26">
          <table:covered-table-cell/>
          <table:table-cell table:style-name="Tableau1.B68" table:number-columns-spanned="4" office:value-type="string">
            <text:p text:style-name="P18">Messages <text:span text:style-name="T2">non concis</text:span>. </text:p>
          </table:table-cell>
          <table:covered-table-cell/>
          <table:covered-table-cell/>
          <table:covered-table-cell/>
        </table:table-row>
        <table:table-row table:style-name="Tableau1.27">
          <table:covered-table-cell/>
          <table:table-cell table:style-name="Tableau1.B69" table:number-columns-spanned="4" office:value-type="string">
            <text:p text:style-name="P19">Rendre ces messages courts et explicites. ("Ajout" au lieu de "Ajouter un nouveau repas...")</text:p>
          </table:table-cell>
          <table:covered-table-cell/>
          <table:covered-table-cell/>
          <table:covered-table-cell/>
        </table:table-row>
        <table:table-row table:style-name="Tableau1.28">
          <table:table-cell table:style-name="Tableau1.A16" table:number-rows-spanned="3" office:value-type="string">
            <text:p text:style-name="P2">7</text:p>
          </table:table-cell>
          <table:table-cell table:style-name="Tableau1.B64" table:number-columns-spanned="4" office:value-type="string">
            <text:p text:style-name="P26">Sur la page d'ajout d'un repas, <text:span text:style-name="T31">tout les champs de texte ne sont pas alignés.</text:span></text:p>
          </table:table-cell>
          <table:covered-table-cell/>
          <table:covered-table-cell/>
          <table:covered-table-cell/>
        </table:table-row>
        <table:table-row table:style-name="Tableau1.29">
          <table:covered-table-cell/>
          <table:table-cell table:style-name="Tableau1.B65" table:number-columns-spanned="4" office:value-type="string">
            <text:p text:style-name="P27">Manque de <text:span text:style-name="T2">cohérence</text:span> et d'<text:span text:style-name="T2">homogénéité</text:span>. </text:p>
          </table:table-cell>
          <table:covered-table-cell/>
          <table:covered-table-cell/>
          <table:covered-table-cell/>
        </table:table-row>
        <table:table-row table:style-name="Tableau1.30">
          <table:covered-table-cell/>
          <table:table-cell table:style-name="Tableau1.B66" table:number-columns-spanned="4" office:value-type="string">
            <text:p text:style-name="P28">Aligner les champs.</text:p>
          </table:table-cell>
          <table:covered-table-cell/>
          <table:covered-table-cell/>
          <table:covered-table-cell/>
        </table:table-row>
        <table:table-row table:style-name="Tableau1.31">
          <table:table-cell table:style-name="Tableau1.A69" table:number-rows-spanned="3" office:value-type="string">
            <text:p text:style-name="P2">8</text:p>
          </table:table-cell>
          <table:table-cell table:style-name="Tableau1.B67" table:number-columns-spanned="4" office:value-type="string">
            <text:p text:style-name="P23">Sur la page d'accueil, l'utilisateur peut supprimer un repas. Aucune confirmation n'est demandé.</text:p>
          </table:table-cell>
          <table:covered-table-cell/>
          <table:covered-table-cell/>
          <table:covered-table-cell/>
        </table:table-row>
        <table:table-row table:style-name="Tableau1.32">
          <table:covered-table-cell/>
          <table:table-cell table:style-name="Tableau1.B68" table:number-columns-spanned="4" office:value-type="string">
            <text:p text:style-name="P24">Mauvaise <text:span text:style-name="T2">sécurité</text:span> d'utilisation. </text:p>
          </table:table-cell>
          <table:covered-table-cell/>
          <table:covered-table-cell/>
          <table:covered-table-cell/>
        </table:table-row>
        <table:table-row table:style-name="Tableau1.33">
          <table:covered-table-cell/>
          <table:table-cell table:style-name="Tableau1.B69" table:number-columns-spanned="4" office:value-type="string">
            <text:p text:style-name="P25">Ajouter un popup de confirmation de suppression.</text:p>
          </table:table-cell>
          <table:covered-table-cell/>
          <table:covered-table-cell/>
          <table:covered-table-cell/>
        </table:table-row>
        <table:table-row table:style-name="Tableau1.34">
          <table:table-cell table:style-name="Tableau1.A16" table:number-rows-spanned="3" office:value-type="string">
            <text:p text:style-name="P2">9</text:p>
          </table:table-cell>
          <table:table-cell table:style-name="Tableau1.B64" table:number-columns-spanned="4" office:value-type="string">
            <text:p text:style-name="P21"><text:span text:style-name="T41">Pas de bouton annuler pour revenir en arrière lors de la suppression d'un repas</text:span>.</text:p>
          </table:table-cell>
          <table:covered-table-cell/>
          <table:covered-table-cell/>
          <table:covered-table-cell/>
        </table:table-row>
        <table:table-row table:style-name="Tableau1.35">
          <table:covered-table-cell/>
          <table:table-cell table:style-name="Tableau1.B65" table:number-columns-spanned="4" office:value-type="string">
            <text:p text:style-name="P42">Mauvaise <text:span text:style-name="T2">gestion des erreurs</text:span>.</text:p>
          </table:table-cell>
          <table:covered-table-cell/>
          <table:covered-table-cell/>
          <table:covered-table-cell/>
        </table:table-row>
        <table:table-row table:style-name="Tableau1.36">
          <table:covered-table-cell/>
          <table:table-cell table:style-name="Tableau1.B66" table:number-columns-spanned="4" office:value-type="string">
            <text:p text:style-name="P43">Ajouter un bouton annuler, pour restaurer les derniers repas supprimés.</text:p>
          </table:table-cell>
          <table:covered-table-cell/>
          <table:covered-table-cell/>
          <table:covered-table-cell/>
        </table:table-row>
        <table:table-row table:style-name="Tableau1.37">
          <table:table-cell table:style-name="Tableau1.A69" table:number-rows-spanned="3" office:value-type="string">
            <text:p text:style-name="P41">10</text:p>
          </table:table-cell>
          <table:table-cell table:style-name="Tableau1.B67" table:number-columns-spanned="4" office:value-type="string">
            <text:p text:style-name="P21">Lors de l'ajout d'un repas, le bouton de retour à la page d'accueil n'est jamais au même endroit.</text:p>
          </table:table-cell>
          <table:covered-table-cell/>
          <table:covered-table-cell/>
          <table:covered-table-cell/>
        </table:table-row>
        <table:table-row table:style-name="Tableau1.38">
          <table:covered-table-cell/>
          <table:table-cell table:style-name="Tableau1.B68" table:number-columns-spanned="4" office:value-type="string">
            <text:p text:style-name="P22">Difficulté d'<text:span text:style-name="T2">apprentissage</text:span>. <text:span text:style-name="T30">Baisse de l'</text:span><text:span text:style-name="T6">efficacité</text:span><text:span text:style-name="T30">.</text:span></text:p>
          </table:table-cell>
          <table:covered-table-cell/>
          <table:covered-table-cell/>
          <table:covered-table-cell/>
        </table:table-row>
        <table:table-row table:style-name="Tableau1.39">
          <table:covered-table-cell/>
          <table:table-cell table:style-name="Tableau1.B69" table:number-columns-spanned="4" office:value-type="string">
            <text:p text:style-name="P31">Fixer le bouton.</text:p>
          </table:table-cell>
          <table:covered-table-cell/>
          <table:covered-table-cell/>
          <table:covered-table-cell/>
        </table:table-row>
        <table:table-row table:style-name="Tableau1.40">
          <table:table-cell table:style-name="Tableau1.A16" table:number-rows-spanned="3" office:value-type="string">
            <text:p text:style-name="P2">1<text:span text:style-name="T40">1</text:span></text:p>
          </table:table-cell>
          <table:table-cell table:style-name="Tableau1.B64" table:number-columns-spanned="4" office:value-type="string">
            <text:p text:style-name="P32">Le bouton aide pour l'ajout d'un repas ouvre une page d'aide incomplète.</text:p>
          </table:table-cell>
          <table:covered-table-cell/>
          <table:covered-table-cell/>
          <table:covered-table-cell/>
        </table:table-row>
        <table:table-row table:style-name="Tableau1.41">
          <table:covered-table-cell/>
          <table:table-cell table:style-name="Tableau1.B65" table:number-columns-spanned="4" office:value-type="string">
            <text:p text:style-name="P33"><text:span text:style-name="T36">Fonctionnalité</text:span> <text:span text:style-name="T36">apparente</text:span>, mais <text:span text:style-name="T2">inutilisable</text:span>. <text:span text:style-name="T8">Frustration</text:span> de l'utilisateur.</text:p>
          </table:table-cell>
          <table:covered-table-cell/>
          <table:covered-table-cell/>
          <table:covered-table-cell/>
        </table:table-row>
        <table:table-row table:style-name="Tableau1.42">
          <table:covered-table-cell/>
          <table:table-cell table:style-name="Tableau1.B66" table:number-columns-spanned="4" office:value-type="string">
            <text:p text:style-name="P34">Faire l'aide ou ne pas mettre de bouton d'aide.</text:p>
          </table:table-cell>
          <table:covered-table-cell/>
          <table:covered-table-cell/>
          <table:covered-table-cell/>
        </table:table-row>
        <table:table-row table:style-name="Tableau1.43">
          <table:table-cell table:style-name="Tableau1.A69" table:number-rows-spanned="3" office:value-type="string">
            <text:p text:style-name="P2">1<text:span text:style-name="T40">2</text:span></text:p>
          </table:table-cell>
          <table:table-cell table:style-name="Tableau1.B67" table:number-columns-spanned="4" office:value-type="string">
            <text:p text:style-name="P35">Trop d'action (click) pour pouvoir <text:span text:style-name="T37">accéder</text:span> au formulaire d'ajout d'un repas.</text:p>
          </table:table-cell>
          <table:covered-table-cell/>
          <table:covered-table-cell/>
          <table:covered-table-cell/>
        </table:table-row>
        <table:table-row table:style-name="Tableau1.44">
          <table:covered-table-cell/>
          <table:table-cell table:style-name="Tableau1.B68" table:number-columns-spanned="4" office:value-type="string">
            <text:p text:style-name="P36"><text:span text:style-name="T2">Charge de travail </text:span>inutile.</text:p>
          </table:table-cell>
          <table:covered-table-cell/>
          <table:covered-table-cell/>
          <table:covered-table-cell/>
        </table:table-row>
        <table:table-row table:style-name="Tableau1.45">
          <table:covered-table-cell/>
          <table:table-cell table:style-name="Tableau1.B69" table:number-columns-spanned="4" office:value-type="string">
            <text:p text:style-name="P37">Utiliser un bouton unique.</text:p>
          </table:table-cell>
          <table:covered-table-cell/>
          <table:covered-table-cell/>
          <table:covered-table-cell/>
        </table:table-row>
        <table:table-row table:style-name="Tableau1.46">
          <table:table-cell table:style-name="Tableau1.A16" table:number-rows-spanned="3" office:value-type="string">
            <text:p text:style-name="P2">1<text:span text:style-name="T40">3</text:span></text:p>
          </table:table-cell>
          <table:table-cell table:style-name="Tableau1.B64" table:number-columns-spanned="4" office:value-type="string">
            <text:p text:style-name="P38">Possibilité de modifier <text:span text:style-name="T38">la couleur de l'application. (sur la page d'accueil)</text:span></text:p>
          </table:table-cell>
          <table:covered-table-cell/>
          <table:covered-table-cell/>
          <table:covered-table-cell/>
        </table:table-row>
        <table:table-row table:style-name="Tableau1.47">
          <table:covered-table-cell/>
          <table:table-cell table:style-name="Tableau1.B65" table:number-columns-spanned="4" office:value-type="string">
            <text:p text:style-name="P39"><text:span text:style-name="T2">Personnalisation</text:span> abusive et <text:span text:style-name="T2">non sécurisé</text:span>. <text:span text:style-name="T39">Pas de </text:span><text:span text:style-name="T9">retour en arrière</text:span><text:span text:style-name="T39"> (annuler / réinitialiser).</text:span></text:p>
          </table:table-cell>
          <table:covered-table-cell/>
          <table:covered-table-cell/>
          <table:covered-table-cell/>
        </table:table-row>
        <table:table-row table:style-name="Tableau1.48">
          <table:covered-table-cell/>
          <table:table-cell table:style-name="Tableau1.B66" table:number-columns-spanned="4" office:value-type="string">
            <text:p text:style-name="P40">Donner la possibilité de modifier les couleurs. Mais seulement avec des thèmes prédéfinis (qui sont ergonomiques).</text:p>
          </table:table-cell>
          <table:covered-table-cell/>
          <table:covered-table-cell/>
          <table:covered-table-cell/>
        </table:table-row>
        <table:table-row table:style-name="Tableau1.49">
          <table:table-cell table:style-name="Tableau1.A69" table:number-rows-spanned="3" office:value-type="string">
            <text:p text:style-name="P2">14</text:p>
          </table:table-cell>
          <table:table-cell table:style-name="Tableau1.B67" table:number-columns-spanned="4" office:value-type="string">
            <text:p text:style-name="P44">Dans l'ajout d'un repas, le champs de quantité n'est pas sécurisé. On peut y mettre du texte.</text:p>
          </table:table-cell>
          <table:covered-table-cell/>
          <table:covered-table-cell/>
          <table:covered-table-cell/>
        </table:table-row>
        <table:table-row table:style-name="Tableau1.50">
          <table:covered-table-cell/>
          <table:table-cell table:style-name="Tableau1.B68" table:number-columns-spanned="4" office:value-type="string">
            <text:p text:style-name="P44">Problème de <text:span text:style-name="T2">cohérence</text:span>.</text:p>
          </table:table-cell>
          <table:covered-table-cell/>
          <table:covered-table-cell/>
          <table:covered-table-cell/>
        </table:table-row>
        <table:table-row table:style-name="Tableau1.51">
          <table:covered-table-cell/>
          <table:table-cell table:style-name="Tableau1.B69" table:number-columns-spanned="4" office:value-type="string">
            <text:p text:style-name="P45">Restreindre le champs qu'à des valeurs numériques.</text:p>
          </table:table-cell>
          <table:covered-table-cell/>
          <table:covered-table-cell/>
          <table:covered-table-cell/>
        </table:table-row>
        <table:table-row table:style-name="Tableau1.52">
          <table:table-cell table:style-name="Tableau1.A16" table:number-rows-spanned="3" office:value-type="string">
            <text:p text:style-name="P2">15</text:p>
          </table:table-cell>
          <table:table-cell table:style-name="Tableau1.B64" table:number-columns-spanned="4" office:value-type="string">
            <text:p text:style-name="P46">Erreur système incompréhensible.</text:p>
          </table:table-cell>
          <table:covered-table-cell/>
          <table:covered-table-cell/>
          <table:covered-table-cell/>
        </table:table-row>
        <table:table-row table:style-name="Tableau1.53">
          <table:covered-table-cell/>
          <table:table-cell table:style-name="Tableau1.B65" table:number-columns-spanned="4" office:value-type="string">
            <text:p text:style-name="P47"><text:span text:style-name="T2">Signifian</text:span><text:span text:style-name="T10">c</text:span><text:span text:style-name="T2">e</text:span> des erreurs <text:span text:style-name="T2">non explicite</text:span>. <text:span text:style-name="T2">Incompréhensible</text:span> par l'utilisateur.</text:p>
          </table:table-cell>
          <table:covered-table-cell/>
          <table:covered-table-cell/>
          <table:covered-table-cell/>
        </table:table-row>
        <table:table-row table:style-name="Tableau1.54">
          <table:covered-table-cell/>
          <table:table-cell table:style-name="Tableau1.B66" table:number-columns-spanned="4" office:value-type="string">
            <text:p text:style-name="P48">Rendre le message d'erreur compréhensible. Avec la possibilité d'avoir un détail technique.</text:p>
          </table:table-cell>
          <table:covered-table-cell/>
          <table:covered-table-cell/>
          <table:covered-table-cell/>
        </table:table-row>
        <table:table-row table:style-name="Tableau1.55">
          <table:table-cell table:style-name="Tableau1.A69" table:number-rows-spanned="3" office:value-type="string">
            <text:p text:style-name="P2">16</text:p>
          </table:table-cell>
          <table:table-cell table:style-name="Tableau1.B67" table:number-columns-spanned="4" office:value-type="string">
            <text:p text:style-name="P49">Lors de la confirmation d'ajout d'un repas, on a un popup avec des bouton à cliquer et un deuxième ou il faux écrire du texte.</text:p>
          </table:table-cell>
          <table:covered-table-cell/>
          <table:covered-table-cell/>
          <table:covered-table-cell/>
        </table:table-row>
        <table:table-row table:style-name="Tableau1.56">
          <table:covered-table-cell/>
          <table:table-cell table:style-name="Tableau1.B68" table:number-columns-spanned="4" office:value-type="string">
            <text:p text:style-name="P50"><text:span text:style-name="T2">Confusion</text:span> de l'utilisateur. <text:span text:style-name="T2">Homogénéité</text:span> et <text:span text:style-name="T2">cohérence</text:span> des confirmations. <text:span text:style-name="T2">Difficulté</text:span> <text:span text:style-name="T2">d'apprentissage</text:span>.</text:p>
          </table:table-cell>
          <table:covered-table-cell/>
          <table:covered-table-cell/>
          <table:covered-table-cell/>
        </table:table-row>
        <table:table-row table:style-name="Tableau1.57">
          <table:covered-table-cell/>
          <table:table-cell table:style-name="Tableau1.B69" table:number-columns-spanned="4" office:value-type="string">
            <text:p text:style-name="P51">Mettre aucune ou une seu<text:span text:style-name="T42">e</text:span>l confirmation.</text:p>
          </table:table-cell>
          <table:covered-table-cell/>
          <table:covered-table-cell/>
          <table:covered-table-cell/>
        </table:table-row>
        <table:table-row table:style-name="Tableau1.58">
          <table:table-cell table:style-name="Tableau1.A16" table:number-rows-spanned="3" office:value-type="string">
            <text:p text:style-name="P2">17</text:p>
          </table:table-cell>
          <table:table-cell table:style-name="Tableau1.B64" table:number-columns-spanned="4" office:value-type="string">
            <text:p text:style-name="P52">La deuxième confirmation d'ajout d'un repas n'accepte que la réponse oui. Sinon l'application redemande confirmation jusqu'à ce que l'utilisateur réponde correctement.</text:p>
          </table:table-cell>
          <table:covered-table-cell/>
          <table:covered-table-cell/>
          <table:covered-table-cell/>
        </table:table-row>
        <table:table-row table:style-name="Tableau1.59">
          <table:covered-table-cell/>
          <table:table-cell table:style-name="Tableau1.B65" table:number-columns-spanned="4" office:value-type="string">
            <text:p text:style-name="P53"><text:span text:style-name="T2">Retour en arrière</text:span> impossible. <text:span text:style-name="T2">Frustration</text:span> de l'utilisateur.<text:span text:style-name="T2"> </text:span><text:span text:style-name="T11">Erreur de guidage</text:span><text:span text:style-name="T43">.</text:span></text:p>
          </table:table-cell>
          <table:covered-table-cell/>
          <table:covered-table-cell/>
          <table:covered-table-cell/>
        </table:table-row>
        <table:table-row table:style-name="Tableau1.60">
          <table:covered-table-cell/>
          <table:table-cell table:style-name="Tableau1.B66" table:number-columns-spanned="4" office:value-type="string">
            <text:p text:style-name="P54">Ne pas faire ça… <text:span text:style-name="T44">C'est débile :)</text:span></text:p>
          </table:table-cell>
          <table:covered-table-cell/>
          <table:covered-table-cell/>
          <table:covered-table-cell/>
        </table:table-row>
        <table:table-row table:style-name="Tableau1.61">
          <table:table-cell table:style-name="Tableau1.A69" table:number-rows-spanned="3" office:value-type="string">
            <text:p text:style-name="P2">18</text:p>
          </table:table-cell>
          <table:table-cell table:style-name="Tableau1.B67" table:number-columns-spanned="4" office:value-type="string">
            <text:p text:style-name="P55">À partir d'un certain nombre de repas, l'affichage oblige l'utilisateur à descendre la page pour accéder aux boutons. (ex : le bouton ajout).</text:p>
          </table:table-cell>
          <table:covered-table-cell/>
          <table:covered-table-cell/>
          <table:covered-table-cell/>
        </table:table-row>
        <table:table-row table:style-name="Tableau1.62">
          <table:covered-table-cell/>
          <table:table-cell table:style-name="Tableau1.B68" table:number-columns-spanned="4" office:value-type="string">
            <text:p text:style-name="P56"><text:span text:style-name="T2">Densité d'information</text:span> trop importante. <text:span text:style-name="T2">Action supplémentaire</text:span> nécessaire (scroll down).</text:p>
          </table:table-cell>
          <table:covered-table-cell/>
          <table:covered-table-cell/>
          <table:covered-table-cell/>
        </table:table-row>
        <table:table-row table:style-name="Tableau1.63">
          <table:covered-table-cell/>
          <table:table-cell table:style-name="Tableau1.B69" table:number-columns-spanned="4" office:value-type="string">
            <text:p text:style-name="P57">Ajout d'une pagination (ex : 10 repas par pages) Ou cha<text:span text:style-name="T45">n</text:span>gement de place du bouton d'ajout de repas.</text:p>
          </table:table-cell>
          <table:covered-table-cell/>
          <table:covered-table-cell/>
          <table:covered-table-cell/>
        </table:table-row>
        <table:table-row table:style-name="Tableau1.64">
          <table:table-cell table:style-name="Tableau1.A16" table:number-rows-spanned="3" office:value-type="string">
            <text:p text:style-name="P2">19</text:p>
          </table:table-cell>
          <table:table-cell table:style-name="Tableau1.B64" table:number-columns-spanned="4" office:value-type="string">
            <text:p text:style-name="P58">Le contenu des champs nom et quantité ne sont pas vérifié lors de l'ajout d'un repas. Peut entrainer l'ajout de repas vides.</text:p>
          </table:table-cell>
          <table:covered-table-cell/>
          <table:covered-table-cell/>
          <table:covered-table-cell/>
        </table:table-row>
        <table:table-row table:style-name="Tableau1.65">
          <table:covered-table-cell/>
          <table:table-cell table:style-name="Tableau1.B65" table:number-columns-spanned="4" office:value-type="string">
            <text:p text:style-name="P59">Mauvaise <text:span text:style-name="T2">gestion des erreurs</text:span>. <text:span text:style-name="T2">Protection des erreurs</text:span> humaines.</text:p>
          </table:table-cell>
          <table:covered-table-cell/>
          <table:covered-table-cell/>
          <table:covered-table-cell/>
        </table:table-row>
        <table:table-row table:style-name="Tableau1.66">
          <table:covered-table-cell/>
          <table:table-cell table:style-name="Tableau1.B66" table:number-columns-spanned="4" office:value-type="string">
            <text:p text:style-name="P60">Ajout d<text:span text:style-name="T46">e</text:span> vérification des champs.</text:p>
          </table:table-cell>
          <table:covered-table-cell/>
          <table:covered-table-cell/>
          <table:covered-table-cell/>
        </table:table-row>
        <table:table-row table:style-name="Tableau1.67">
          <table:table-cell table:style-name="Tableau1.A69" table:number-rows-spanned="3" office:value-type="string">
            <text:p text:style-name="P2">20</text:p>
          </table:table-cell>
          <table:table-cell table:style-name="Tableau1.B67" table:number-columns-spanned="4" office:value-type="string">
            <text:p text:style-name="P61">Un chargement s'affiche quand on arrive sur la page d'accueil. On ne sait pas ce qui a causé ce chargement ni sa durée.</text:p>
          </table:table-cell>
          <table:covered-table-cell/>
          <table:covered-table-cell/>
          <table:covered-table-cell/>
        </table:table-row>
        <table:table-row table:style-name="Tableau1.68">
          <table:covered-table-cell/>
          <table:table-cell table:style-name="Tableau1.B68" table:number-columns-spanned="4" office:value-type="string">
            <text:p text:style-name="P62">Problème de <text:span text:style-name="T2">guidage</text:span><text:span text:style-name="T25">. Avec </text:span><text:span text:style-name="T2">feedback</text:span><text:span text:style-name="T25"> immédiat mais </text:span><text:span text:style-name="T2">incompréhensible</text:span><text:span text:style-name="T25">. </text:span></text:p>
          </table:table-cell>
          <table:covered-table-cell/>
          <table:covered-table-cell/>
          <table:covered-table-cell/>
        </table:table-row>
        <table:table-row table:style-name="Tableau1.69">
          <table:covered-table-cell/>
          <table:table-cell table:style-name="Tableau1.B69" table:number-columns-spanned="4" office:value-type="string">
            <text:p text:style-name="P62">Ajouter des informations durant le chargement. (temps restant, type de changement,...)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/>
    <style:font-face style:name="Mangal1" svg:font-family="Mangal"/>
    <style:font-face style:name="verdana" svg:font-family="verdana, sans-serif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ie Jean-Daubias</meta:initial-creator>
    <meta:editing-cycles>152</meta:editing-cycles>
    <meta:creation-date>2013-02-16T08:19:00</meta:creation-date>
    <dc:date>2015-10-05T19:13:40.888185000</dc:date>
    <meta:editing-duration>PT2H45M30S</meta:editing-duration>
    <meta:generator>LibreOffice/4.4.5.2$MacOSX_X86_64 LibreOffice_project/a22f674fd25a3b6f45bdebf25400ed2adff0ff99</meta:generator>
    <meta:document-statistic meta:table-count="1" meta:image-count="0" meta:object-count="0" meta:page-count="3" meta:paragraph-count="99" meta:word-count="811" meta:character-count="5063" meta:non-whitespace-character-count="4346"/>
    <meta:user-defined meta:name="AppVersion">15.0000</meta:user-defined>
    <meta:user-defined meta:name="Company">LIRIS-UCB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